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37A0000029B340AA90BBC81E434.gif" manifest:media-type="image/gif"/>
  <manifest:file-entry manifest:full-path="Pictures/100002000000037A0000029B59A148D7A468C4F1.gif" manifest:media-type="image/gif"/>
  <manifest:file-entry manifest:full-path="Pictures/100002000000037A0000029B855E28CF237E55BA.gif" manifest:media-type="image/gif"/>
  <manifest:file-entry manifest:full-path="Pictures/100002000000037A0000029B9926A39DA4D83FD3.gif" manifest:media-type="image/gif"/>
  <manifest:file-entry manifest:full-path="Pictures/100002000000037A0000029BC342131902CB5A3A.gif" manifest:media-type="image/gif"/>
  <manifest:file-entry manifest:full-path="Pictures/100002000000037A0000029B44B8770237026A1A.gif" manifest:media-type="image/gif"/>
  <manifest:file-entry manifest:full-path="Pictures/100002000000037A0000029B7767355CB221E642.gif" manifest:media-type="image/gif"/>
  <manifest:file-entry manifest:full-path="Pictures/100002000000037A0000029B30348D9AA6620A92.gif" manifest:media-type="image/gif"/>
  <manifest:file-entry manifest:full-path="Pictures/100002000000037A0000029BDCD66E6E3E3C182A.gif" manifest:media-type="image/gif"/>
  <manifest:file-entry manifest:full-path="Pictures/100002000000037A0000029B7BFCCF704B4EA201.gif" manifest:media-type="image/gif"/>
  <manifest:file-entry manifest:full-path="Pictures/100002000000037A0000029B94D6330A7DA2BC4A.gif" manifest:media-type="image/gif"/>
  <manifest:file-entry manifest:full-path="Pictures/100002000000037A0000029BB7E66A2923B3B685.gif" manifest:media-type="image/gif"/>
  <manifest:file-entry manifest:full-path="Pictures/100002000000037A0000029BE65A636A37AD48D9.gif" manifest:media-type="image/gif"/>
  <manifest:file-entry manifest:full-path="Pictures/100002000000037A0000029B0CCFA010E2EA4DFA.gif" manifest:media-type="image/gif"/>
  <manifest:file-entry manifest:full-path="Pictures/100002000000037A0000029BD32A2763C28F0FD2.gif" manifest:media-type="image/gif"/>
  <manifest:file-entry manifest:full-path="Pictures/100002000000037A0000029B8C572DBBCB6AB5C1.gif" manifest:media-type="image/gif"/>
  <manifest:file-entry manifest:full-path="Pictures/100002000000037A0000029B5ACFCB969C74A9CE.gif" manifest:media-type="image/gif"/>
  <manifest:file-entry manifest:full-path="Pictures/100002000000037A0000029B9D2C4EF018290DA9.gif" manifest:media-type="image/gif"/>
  <manifest:file-entry manifest:full-path="Pictures/100002000000037A0000029BD6D19693183E5C5D.gif" manifest:media-type="image/gif"/>
  <manifest:file-entry manifest:full-path="Pictures/100002000000037A0000029B8290D4C194B905B8.gif" manifest:media-type="image/gif"/>
  <manifest:file-entry manifest:full-path="Pictures/100002000000037A0000029BDA92BE64AAAFE31A.gif" manifest:media-type="image/gif"/>
  <manifest:file-entry manifest:full-path="Pictures/100002000000037A0000029B5FD68B567D47ED1E.gif" manifest:media-type="image/gif"/>
  <manifest:file-entry manifest:full-path="Pictures/100002000000037A0000029B11D1EED9D2A945A9.gif" manifest:media-type="image/gif"/>
  <manifest:file-entry manifest:full-path="Pictures/100002000000037A0000029BB3D6B50FD4697340.gif" manifest:media-type="image/gif"/>
  <manifest:file-entry manifest:full-path="Pictures/100002000000037A0000029B8926FEA64E5B8607.gif" manifest:media-type="image/gif"/>
  <manifest:file-entry manifest:full-path="Pictures/100002000000037A0000029B23E58EDA968769EE.gif" manifest:media-type="image/gif"/>
  <manifest:file-entry manifest:full-path="Pictures/100002000000037A0000029BB964A00D5FA16247.gif" manifest:media-type="image/gif"/>
  <manifest:file-entry manifest:full-path="Pictures/100002000000037A0000029B6A2876173FC0ACA2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2.629cm" svg:x="1.217cm" svg:y="2.54cm" presentation:class="title" presentation:user-transformed="true">
          <draw:text-box>
            <text:p>演示</text:p>
          </draw:text-box>
        </draw:frame>
        <draw:frame presentation:style-name="pr1" draw:layer="layout" svg:width="25.199cm" svg:height="2.629cm" svg:x="1.034cm" svg:y="6.141cm" presentation:class="title" presentation:user-transformed="true">
          <draw:text-box>
            <text:p>图解</text:p>
          </draw:text-box>
        </draw:frame>
        <draw:frame presentation:style-name="pr1" draw:layer="layout" svg:width="25.199cm" svg:height="2.629cm" svg:x="1.034cm" svg:y="9.786cm" presentation:class="title" presentation:user-transformed="true">
          <draw:text-box>
            <text:p>代码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3" draw:text-style-name="P1" draw:layer="layout" svg:width="25.199cm" svg:height="14.594cm" svg:x="1.4cm" svg:y="0.64cm" presentation:class="subtitle" presentation:user-transformed="true">
          <draw:text-box>
            <text:p><text:span text:style-name="T1">Erlang</text:span><text:span text:style-name="T1">问世于</text:span><text:span text:style-name="T1">1987</text:span><text:span text:style-name="T1">年</text:span><text:span text:style-name="T1">, </text:span><text:span text:style-name="T1">是一种面向并发的编程语言</text:span></text:p>
            <text:p><text:span text:style-name="T1">最初是由爱立信专门为通信应用设计的，比如控制交换机或者变换协议等，因此非常适合于构建分布式，实时软并行计算系统</text:span></text:p>
            <text:p><text:span text:style-name="T1">它的分布式机制是透明的</text:span></text:p>
            <text:p><text:span text:style-name="T1">Erlang</text:span><text:span text:style-name="T1">运行时环境是一个虚拟机，有点像</text:span><text:span text:style-name="T1">Java</text:span><text:span text:style-name="T1">虚拟机</text:span></text:p>
            <text:p/>
            <text:p><text:span text:style-name="T1">Erlang</text:span><text:span text:style-name="T1">在国外，主要包括爱立信的宽带，</text:span><text:span text:style-name="T1">GPRS</text:span><text:span text:style-name="T1">和</text:span><text:span text:style-name="T1">ATM</text:span><text:span text:style-name="T1">交换解决方案</text:span></text:p>
            <text:p><text:span text:style-name="T1">计算机电话，消息系统和商业银行等</text:span></text:p>
            <text:p><text:span text:style-name="T1">国内用于游戏开发</text:span></text:p>
            <text:p/>
            <text:p><text:span text:style-name="T1">WhatsApp 2013</text:span></text:p>
            <text:p><text:span text:style-name="T1">4.5</text:span><text:span text:style-name="T1">亿的活跃用户，并且是史上最快达到这个数字的公司</text:span></text:p>
            <text:p><text:span text:style-name="T1">数百个节点</text:span><text:span text:style-name="T1">, 8000+CPU, </text:span><text:span text:style-name="T1">数百</text:span><text:span text:style-name="T1">TB</text:span><text:span text:style-name="T1">内存</text:span><text:span text:style-name="T1">, </text:span><text:span text:style-name="T1">每秒</text:span><text:span text:style-name="T1">Erlang</text:span><text:span text:style-name="T1">消息超过</text:span><text:span text:style-name="T1">7000</text:span><text:span text:style-name="T1">万</text:span></text:p>
            <text:p><text:span text:style-name="T1">在</text:span><text:span text:style-name="T1">2011</text:span><text:span text:style-name="T1">年</text:span><text:span text:style-name="T1">, WhatsApp</text:span><text:span text:style-name="T1">单服务器取得</text:span><text:span text:style-name="T1">100</text:span><text:span text:style-name="T1">万个</text:span><text:span text:style-name="T1">tcp</text:span><text:span text:style-name="T1">会话</text:span></text:p>
            <text:p><text:span text:style-name="T1">在</text:span><text:span text:style-name="T1">2012</text:span><text:span text:style-name="T1">年</text:span><text:span text:style-name="T1">, tcp</text:span><text:span text:style-name="T1">会话发展到了</text:span><text:span text:style-name="T1">200</text:span><text:span text:style-name="T1">万</text:span></text:p>
            <text:p><text:span text:style-name="T1">2013</text:span><text:span text:style-name="T1">年</text:span><text:span text:style-name="T1">, 70</text:span><text:span text:style-name="T1">亿消息入站，</text:span><text:span text:style-name="T1">110</text:span><text:span text:style-name="T1">亿消息出站，每天处理</text:span><text:span text:style-name="T1">180</text:span><text:span text:style-name="T1">亿消息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-0.023cm">
          <draw:image xlink:href="Pictures/100002000000037A0000029B340AA90BBC81E434.gif" xlink:type="simple" xlink:show="embed" xlink:actuate="onLoad" loext:mime-type="image/gif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-0.023cm">
          <draw:image xlink:href="Pictures/100002000000037A0000029B855E28CF237E55BA.gif" xlink:type="simple" xlink:show="embed" xlink:actuate="onLoad" loext:mime-type="image/gif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-0.023cm">
          <draw:image xlink:href="Pictures/100002000000037A0000029B9926A39DA4D83FD3.gif" xlink:type="simple" xlink:show="embed" xlink:actuate="onLoad" loext:mime-type="image/gif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-0.023cm">
          <draw:image xlink:href="Pictures/100002000000037A0000029B7767355CB221E642.gif" xlink:type="simple" xlink:show="embed" xlink:actuate="onLoad" loext:mime-type="image/gif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-0.023cm">
          <draw:image xlink:href="Pictures/100002000000037A0000029B30348D9AA6620A92.gif" xlink:type="simple" xlink:show="embed" xlink:actuate="onLoad" loext:mime-type="image/gif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-0.023cm">
          <draw:image xlink:href="Pictures/100002000000037A0000029B7BFCCF704B4EA201.gif" xlink:type="simple" xlink:show="embed" xlink:actuate="onLoad" loext:mime-type="image/gif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-0.023cm">
          <draw:image xlink:href="Pictures/100002000000037A0000029B59A148D7A468C4F1.gif" xlink:type="simple" xlink:show="embed" xlink:actuate="onLoad" loext:mime-type="image/gif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-0.023cm">
          <draw:image xlink:href="Pictures/100002000000037A0000029B44B8770237026A1A.gif" xlink:type="simple" xlink:show="embed" xlink:actuate="onLoad" loext:mime-type="image/gif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-0.023cm">
          <draw:image xlink:href="Pictures/100002000000037A0000029B94D6330A7DA2BC4A.gif" xlink:type="simple" xlink:show="embed" xlink:actuate="onLoad" loext:mime-type="image/gif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E65A636A37AD48D9.gif" xlink:type="simple" xlink:show="embed" xlink:actuate="onLoad" loext:mime-type="image/gif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0CCFA010E2EA4DFA.gif" xlink:type="simple" xlink:show="embed" xlink:actuate="onLoad" loext:mime-type="image/gif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xml:id="id14" draw:id="id14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D32A2763C28F0FD2.gif" xlink:type="simple" xlink:show="embed" xlink:actuate="onLoad" loext:mime-type="image/gif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xml:id="id15" draw:id="id15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8C572DBBCB6AB5C1.gif" xlink:type="simple" xlink:show="embed" xlink:actuate="onLoad" loext:mime-type="image/gif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5ACFCB969C74A9CE.gif" xlink:type="simple" xlink:show="embed" xlink:actuate="onLoad" loext:mime-type="image/gif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xml:id="id17" draw:id="id17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B7E66A2923B3B685.gif" xlink:type="simple" xlink:show="embed" xlink:actuate="onLoad" loext:mime-type="image/gif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xml:id="id18" draw:id="id18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DCD66E6E3E3C182A.gif" xlink:type="simple" xlink:show="embed" xlink:actuate="onLoad" loext:mime-type="image/gif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xml:id="id19" draw:id="id19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9D2C4EF018290DA9.gif" xlink:type="simple" xlink:show="embed" xlink:actuate="onLoad" loext:mime-type="image/gif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xml:id="id20" draw:id="id2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D6D19693183E5C5D.gif" xlink:type="simple" xlink:show="embed" xlink:actuate="onLoad" loext:mime-type="image/gif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xml:id="id21" draw:id="id2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8290D4C194B905B8.gif" xlink:type="simple" xlink:show="embed" xlink:actuate="onLoad" loext:mime-type="image/gif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xml:id="id22" draw:id="id22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DA92BE64AAAFE31A.gif" xlink:type="simple" xlink:show="embed" xlink:actuate="onLoad" loext:mime-type="image/gif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xml:id="id23" draw:id="id23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5FD68B567D47ED1E.gif" xlink:type="simple" xlink:show="embed" xlink:actuate="onLoad" loext:mime-type="image/gif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xml:id="id24" draw:id="id24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11D1EED9D2A945A9.gif" xlink:type="simple" xlink:show="embed" xlink:actuate="onLoad" loext:mime-type="image/gif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xml:id="id25" draw:id="id25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B3D6B50FD4697340.gif" xlink:type="simple" xlink:show="embed" xlink:actuate="onLoad" loext:mime-type="image/gif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xml:id="id26" draw:id="id26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8926FEA64E5B8607.gif" xlink:type="simple" xlink:show="embed" xlink:actuate="onLoad" loext:mime-type="image/gif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xml:id="id27" draw:id="id27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C342131902CB5A3A.gif" xlink:type="simple" xlink:show="embed" xlink:actuate="onLoad" loext:mime-type="image/gif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xml:id="id28" draw:id="id28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23E58EDA968769EE.gif" xlink:type="simple" xlink:show="embed" xlink:actuate="onLoad" loext:mime-type="image/gif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xml:id="id29" draw:id="id29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B964A00D5FA16247.gif" xlink:type="simple" xlink:show="embed" xlink:actuate="onLoad" loext:mime-type="image/gif">
            <text:p/>
          </draw:image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xml:id="id30" draw:id="id3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21.014cm" svg:height="15.749cm" svg:x="3.533cm" svg:y="0.019cm">
          <draw:image xlink:href="Pictures/100002000000037A0000029B6A2876173FC0ACA2.gif" xlink:type="simple" xlink:show="embed" xlink:actuate="onLoad" loext:mime-type="image/gif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xml:id="id31" draw:id="id3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1" draw:layer="layout" svg:width="25.199cm" svg:height="9.134cm" svg:x="1.4cm" svg:y="3.685cm" presentation:class="subtitle" presentation:placeholder="true">
          <draw:text-box/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4.2$Windows_X86_64 LibreOffice_project/60da17e045e08f1793c57c00ba83cdfce946d0aa</meta:generator>
    <dc:date>2020-06-21T23:41:45.057000000</dc:date>
    <meta:editing-duration>PT7H40M22S</meta:editing-duration>
    <meta:editing-cycles>4</meta:editing-cycles>
    <meta:document-statistic meta:object-count="173"/>
  </office:meta>
</office:document-meta>
</file>